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" fo:font-size="10.3999996185303pt"/>
    </style:style>
    <style:style style:name="P2" style:family="paragraph" style:parent-style-name="Preformatted_20_Text">
      <style:paragraph-properties fo:margin-top="0cm" fo:margin-bottom="0cm" loext:contextual-spacing="false" fo:padding="0cm" fo:border="none"/>
    </style:style>
    <style:style style:name="P3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/>
    </style:style>
    <style:style style:name="T1" style:family="text">
      <style:text-properties fo:color="#0000ff"/>
    </style:style>
    <style:style style:name="T2" style:family="text">
      <style:text-properties style:font-name="Ubuntu Mono" fo:font-size="10.399999618530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rstudio_console_output"/>Rcmdr&gt; <text:s/>Data &lt;- readXL("/home/roshan/Documents/bbdm13.xls", rownames=FALSE, header=TRUE, na="", </text:p>
      <text:p text:style-name="P3">Rcmdr+ <text:s text:c="3"/>sheet="BBDM13", stringsAsFactors=TRUE)</text:p>
      <text:p text:style-name="P3">RcmdrMsg: [18] NOTE: The dataset Data has 200 rows and 14 columns.</text:p>
      <text:p text:style-name="P3"><text:span text:style-name="T1">&gt; View(Data)</text:span></text:p>
      <text:p text:style-name="P2"/>
      <text:p text:style-name="P3">Rcmdr&gt; <text:s/>Data &lt;- within(Data, {</text:p>
      <text:p text:style-name="P3">Rcmdr+ <text:s text:c="3"/>DEG &lt;- factor(DEG, labels=c('None','High School','Jr.college','college','masters','Doctral'))</text:p>
      <text:p text:style-name="P3">Rcmdr+ <text:s/>})</text:p>
      <text:p text:style-name="P3">RcmdrMsg: [19] NOTE: The dataset Data has 200 rows and 14 columns.</text:p>
      <text:p text:style-name="P3"><text:span text:style-name="T1">&gt; View(Data)</text:span></text:p>
      <text:p text:style-name="P2"/>
      <text:p text:style-name="P3">Rcmdr&gt; <text:s/>Data &lt;- within(Data, {</text:p>
      <text:p text:style-name="P3">Rcmdr+ <text:s text:c="3"/>MST &lt;- factor(MST, labels=c('married','Divorced','seperated','widowed','Never married'))</text:p>
      <text:p text:style-name="P3">Rcmdr+ <text:s/>})</text:p>
      <text:p text:style-name="P3">RcmdrMsg: [20] NOTE: The dataset Data has 200 rows and 14 columns.</text:p>
      <text:p text:style-name="P3"><text:span text:style-name="T1">&gt; View(Data)</text:span></text:p>
      <text:p text:style-name="P2"/>
      <text:p text:style-name="P3">Rcmdr&gt; <text:s/>library(abind, pos=16)</text:p>
      <text:p text:style-name="P2"/>
      <text:p text:style-name="P3">Rcmdr&gt; <text:s/>local({</text:p>
      <text:p text:style-name="P3">Rcmdr+ <text:s text:c="3"/>.Table &lt;- xtabs(~DEG+MST, data=Data)</text:p>
      <text:p text:style-name="P3">Rcmdr+ <text:s text:c="3"/>cat("\nFrequency table:\n")</text:p>
      <text:p text:style-name="P3">Rcmdr+ <text:s text:c="3"/>print(.Table)</text:p>
      <text:p text:style-name="P3">Rcmdr+ <text:s text:c="3"/>.Test &lt;- chisq.test(.Table, correct=FALSE)</text:p>
      <text:p text:style-name="P3">Rcmdr+ <text:s text:c="3"/>print(.Test)</text:p>
      <text:p text:style-name="P3">Rcmdr+ <text:s/>})</text:p>
      <text:p text:style-name="P2"/>
      <text:p text:style-name="P3">Frequency table:</text:p>
      <text:p text:style-name="P2"><text:s text:c="13"/><text:span text:style-name="T2">MST</text:span></text:p>
      <text:p text:style-name="P3">DEG <text:s text:c="10"/>married Divorced seperated widowed Never married</text:p>
      <text:p text:style-name="P2"><text:s text:c="2"/><text:span text:style-name="T2">None <text:s text:c="12"/>28 <text:s text:c="7"/>4 <text:s text:c="8"/>3 <text:s text:c="6"/>6 <text:s text:c="12"/>0</text:span></text:p>
      <text:p text:style-name="P2"><text:s text:c="2"/><text:span text:style-name="T2">High School <text:s text:c="5"/>83 <text:s text:c="7"/>9 <text:s text:c="8"/>3 <text:s text:c="6"/>9 <text:s text:c="12"/>7</text:span></text:p>
      <text:p text:style-name="P2"><text:s text:c="2"/><text:span text:style-name="T2">Jr.college <text:s text:c="6"/>15 <text:s text:c="7"/>3 <text:s text:c="8"/>0 <text:s text:c="6"/>0 <text:s text:c="12"/>0</text:span></text:p>
      <text:p text:style-name="P2"><text:s text:c="2"/><text:span text:style-name="T2">college <text:s text:c="9"/>10 <text:s text:c="7"/>2 <text:s text:c="8"/>0 <text:s text:c="6"/>2 <text:s text:c="12"/>1</text:span></text:p>
      <text:p text:style-name="P2"><text:s text:c="2"/><text:span text:style-name="T2">masters <text:s text:c="10"/>8 <text:s text:c="7"/>2 <text:s text:c="8"/>0 <text:s text:c="6"/>0 <text:s text:c="12"/>3</text:span></text:p>
      <text:p text:style-name="P2"><text:s text:c="2"/><text:span text:style-name="T2">Doctral <text:s text:c="10"/>1 <text:s text:c="7"/>0 <text:s text:c="8"/>0 <text:s text:c="6"/>0 <text:s text:c="12"/>1</text:span></text:p>
      <text:p text:style-name="P2"/>
      <text:p text:style-name="P2"><text:s text:c="8"/><text:span text:style-name="T2">Pearson's Chi-squared test</text:span></text:p>
      <text:p text:style-name="P2"/>
      <text:p text:style-name="P3">data: <text:s/>.Table</text:p>
      <text:p text:style-name="P3">X-squared = 28.252, df = 20, p-value = 0.1036</text:p>
      <text:p text:style-name="P2"/>
      <text:p text:style-name="P3">RcmdrMsg: [21] WARNING: Warning in chisq.test(.Table, correct = FALSE) :</text:p>
      <text:p text:style-name="P3">RcmdrMsg+ Chi-squared approximation may be incorrect</text:p>
      <text:p text:style-name="P3">RcmdrMsg: [22] WARNING: 9 expected frequencies are less than 1</text:p>
      <text:p text:style-name="P3">RcmdrMsg+ 22 expected frequencies are less than 5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8:18:17.254655722</meta:creation-date>
    <dc:date>2016-11-16T18:18:28.994376100</dc:date>
    <meta:editing-duration>PT12S</meta:editing-duration>
    <meta:editing-cycles>1</meta:editing-cycles>
    <meta:document-statistic meta:table-count="0" meta:image-count="0" meta:object-count="0" meta:page-count="1" meta:paragraph-count="38" meta:word-count="197" meta:character-count="1687" meta:non-whitespace-character-count="1201"/>
    <meta:generator>LibreOffice/5.1.4.2$Linux_X86_64 LibreOffice_project/10m0$Build-2</meta:generator>
  </office:meta>
</office:document-meta>
</file>